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style:font-face style:name="Mangal1" svg:font-family="Mangal"/>
    <style:font-face style:name="Courier New1" svg:font-family="'Courier New'"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Lucida Console1"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Courier" svg:font-family="Courier"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text-properties style:font-name="Consolas" fo:font-size="12pt" style:font-size-asian="12pt" style:font-name-complex="Consolas1" style:font-size-complex="12pt"/>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style:text-properties fo:color="#000000" style:font-name="Courier New" fo:font-size="10pt" style:font-name-asian="Times New Roman1" style:font-size-asian="10pt" style:font-name-complex="Courier New2"/>
    </style:style>
    <style:style style:name="P4" style:family="paragraph" style:parent-style-name="Standard">
      <style:paragraph-properties fo:margin-top="0in" fo:margin-bottom="0in" fo:line-height="100%"/>
      <style:text-properties fo:color="#000000" style:font-name="Times New Roman" fo:font-size="12pt" style:font-size-asian="12pt" style:font-name-complex="Courier" style:font-size-complex="12pt"/>
    </style:style>
    <style:style style:name="P5" style:family="paragraph" style:parent-style-name="Preformatted_20_Text">
      <style:paragraph-properties fo:margin-top="0in" fo:margin-bottom="0in" fo:padding="0in" fo:border="none"/>
    </style:style>
    <style:style style:name="P6" style:family="paragraph" style:parent-style-name="Preformatted_20_Text">
      <style:paragraph-properties fo:margin-top="0in" fo:margin-bottom="0in" fo:padding="0in" fo:border="none"/>
      <style:text-properties style:font-name="Lucida Console" fo:font-size="10pt"/>
    </style:style>
    <style:style style:name="P7" style:family="paragraph" style:parent-style-name="Preformatted_20_Text">
      <style:paragraph-properties fo:margin-top="0in" fo:margin-bottom="0in" fo:padding="0in" fo:border="none"/>
      <style:text-properties style:font-name="Lucida Console" fo:font-size="9pt" style:font-size-asian="9pt" style:font-size-complex="9pt"/>
    </style:style>
    <style:style style:name="P8" style:family="paragraph" style:parent-style-name="Preformatted_20_Text">
      <style:paragraph-properties fo:margin-top="0in" fo:margin-bottom="0in" fo:padding="0in" fo:border="none"/>
      <style:text-properties fo:color="#c5060b" style:font-name="Lucida Console" fo:font-size="10pt"/>
    </style:style>
    <style:style style:name="P9" style:family="paragraph" style:parent-style-name="Preformatted_20_Text">
      <style:paragraph-properties fo:margin-top="0in" fo:margin-bottom="0in" fo:padding="0in" fo:border="none"/>
      <style:text-properties fo:color="#0000ff" style:font-name="Lucida Console" fo:font-size="10pt"/>
    </style:style>
    <style:style style:name="P10" style:family="paragraph" style:parent-style-name="Preformatted_20_Text">
      <style:paragraph-properties fo:margin-top="0in" fo:margin-bottom="0in" fo:padding="0in" fo:border="none"/>
      <style:text-properties fo:color="#000000" style:font-name="Times New Roman" fo:font-size="12pt" style:font-size-asian="12pt" style:font-size-complex="12pt"/>
    </style:style>
    <style:style style:name="P11" style:family="paragraph" style:parent-style-name="Preformatted_20_Text">
      <style:paragraph-properties fo:margin-top="0in" fo:margin-bottom="0in" fo:padding="0in" fo:border="none"/>
      <style:text-properties fo:color="#000000" style:font-name="Times New Roman" fo:font-size="12pt" style:font-size-asian="12pt" style:font-name-complex="Consolas1" style:font-size-complex="12pt"/>
    </style:style>
    <style:style style:name="P12" style:family="paragraph" style:parent-style-name="Preformatted_20_Text">
      <style:paragraph-properties fo:margin-top="0in" fo:margin-bottom="0in" fo:padding="0in" fo:border="none"/>
      <style:text-properties fo:color="#000000" style:font-name="Lucida Console" fo:font-size="10pt" style:font-size-asian="12pt" style:font-size-complex="12pt"/>
    </style:style>
    <style:style style:name="P13" style:family="paragraph" style:parent-style-name="Preformatted_20_Text">
      <style:paragraph-properties fo:margin-top="0in" fo:margin-bottom="0in" fo:padding="0in" fo:border="none"/>
      <style:text-properties fo:color="#ff0000" style:font-name="Lucida Console" fo:font-size="10pt"/>
    </style:style>
    <style:style style:name="P14" style:family="paragraph" style:parent-style-name="Preformatted_20_Text">
      <style:paragraph-properties fo:margin-top="0in" fo:margin-bottom="0in" fo:padding="0in" fo:border="none"/>
      <style:text-properties style:font-name="Times New Roman" fo:font-size="12pt" style:font-size-asian="12pt" style:font-name-complex="Consolas1" style:font-size-complex="12pt"/>
    </style:style>
    <style:style style:name="P15" style:family="paragraph" style:parent-style-name="Preformatted_20_Text">
      <style:paragraph-properties fo:margin-top="0in" fo:margin-bottom="0in" fo:text-align="center" style:justify-single-word="false" fo:padding="0in" fo:border="none"/>
      <style:text-properties style:font-name="Times New Roman" fo:font-size="12pt" style:font-size-asian="12pt" style:font-name-complex="Consolas1" style:font-size-complex="12pt"/>
    </style:style>
    <style:style style:name="P16" style:family="paragraph" style:parent-style-name="Preformatted_20_Text">
      <style:paragraph-properties fo:margin-top="0in" fo:margin-bottom="0in"/>
      <style:text-properties fo:color="#0000ff" style:font-name="Lucida Console" fo:font-size="10pt" style:font-size-asian="12pt" style:font-name-complex="Consolas1" style:font-size-complex="12pt"/>
    </style:style>
    <style:style style:name="P17" style:family="paragraph" style:parent-style-name="Preformatted_20_Text">
      <style:paragraph-properties fo:margin-top="0in" fo:margin-bottom="0in"/>
      <style:text-properties style:font-name="Lucida Console" fo:font-size="10pt"/>
    </style:style>
    <style:style style:name="P18" style:family="paragraph" style:parent-style-name="Preformatted_20_Text">
      <style:paragraph-properties fo:margin-top="0in" fo:margin-bottom="0in"/>
      <style:text-properties fo:color="#000000" style:font-name="Times New Roman" fo:font-size="12pt" style:font-size-asian="12pt" style:font-name-complex="Consolas1" style:font-size-complex="12pt"/>
    </style:style>
    <style:style style:name="P19" style:family="paragraph" style:parent-style-name="Preformatted_20_Text">
      <style:paragraph-properties fo:margin-top="0in" fo:margin-bottom="0in" fo:line-height="100%"/>
      <style:text-properties fo:color="#000000" style:font-name="Lucida Console" fo:font-size="10pt" style:font-size-asian="18pt" style:font-size-complex="18pt"/>
    </style:style>
    <style:style style:name="P20" style:family="paragraph" style:parent-style-name="HTML_20_Preformatted">
      <style:paragraph-properties fo:margin-top="0.0402in" fo:margin-bottom="0.0402in" style:line-height-at-least="0.1563in" fo:text-align="center" style:justify-single-word="false" fo:background-color="#ffffff">
        <style:background-image/>
      </style:paragraph-properties>
    </style:style>
    <style:style style:name="P21" style:family="paragraph" style:parent-style-name="HTML_20_Preformatted">
      <style:paragraph-properties fo:margin-top="0.0402in" fo:margin-bottom="0.0402in" style:line-height-at-least="0.1563in" fo:text-align="start" style:justify-single-word="false" fo:background-color="#ffffff">
        <style:background-image/>
      </style:paragraph-properties>
    </style:style>
    <style:style style:name="P22" style:family="paragraph" style:parent-style-name="HTML_20_Preformatted">
      <style:paragraph-properties fo:margin-top="0.0402in" fo:margin-bottom="0.0402in" style:line-height-at-least="0.1563in" fo:text-align="center" style:justify-single-word="false" fo:background-color="#ffffff">
        <style:background-image/>
      </style:paragraph-properties>
      <style:text-properties style:font-name="Lucida Console" fo:font-size="10pt" style:font-size-asian="12pt" style:font-name-complex="Consolas1" style:font-size-complex="12pt"/>
    </style:style>
    <style:style style:name="P23" style:family="paragraph" style:parent-style-name="HTML_20_Preformatted">
      <style:paragraph-properties fo:margin-top="0.0402in" fo:margin-bottom="0.0402in" style:line-height-at-least="0.1563in" fo:text-align="center" style:justify-single-word="false" fo:background-color="#ffffff">
        <style:background-image/>
      </style:paragraph-properties>
      <style:text-properties style:font-name="Lucida Console" fo:font-size="10pt"/>
    </style:style>
    <style:style style:name="P24" style:family="paragraph" style:parent-style-name="HTML_20_Preformatted">
      <style:paragraph-properties style:line-height-at-least="0.1563in" fo:text-align="start" style:justify-single-word="false" fo:background-color="#ffffff">
        <style:background-image/>
      </style:paragraph-properties>
    </style:style>
    <style:style style:name="P25" style:family="paragraph" style:parent-style-name="Standard">
      <style:text-properties style:font-name="Times New Roman" style:font-name-complex="Courier"/>
    </style:style>
    <style:style style:name="P26" style:family="paragraph" style:parent-style-name="Standard">
      <style:paragraph-properties fo:margin-top="0in" fo:margin-bottom="0in"/>
      <style:text-properties fo:color="#000000" style:font-name="Times New Roman" fo:font-size="12pt" style:font-size-asian="12pt" style:font-name-complex="Consolas1" style:font-size-complex="12pt"/>
    </style:style>
    <style:style style:name="P27" style:family="paragraph" style:parent-style-name="HTML_20_Preformatted" style:master-page-name="Standard">
      <style:paragraph-properties fo:margin-top="0.0402in" fo:margin-bottom="0.0402in" style:line-height-at-least="0.1563in" fo:text-align="center" style:justify-single-word="false" style:page-number="auto" fo:background-color="#ffffff">
        <style:background-image/>
      </style:paragraph-properties>
    </style:style>
    <style:style style:name="P28" style:family="paragraph" style:parent-style-name="Preformatted_20_Text">
      <style:paragraph-properties fo:margin-top="0in" fo:margin-bottom="0in" fo:line-height="100%"/>
      <style:text-properties fo:color="#0000ff" style:font-name="Lucida Console" fo:font-size="10pt" style:font-size-asian="18pt" style:font-size-complex="18pt"/>
    </style:style>
    <style:style style:name="P29" style:family="paragraph" style:parent-style-name="Preformatted_20_Text">
      <style:paragraph-properties fo:margin-top="0in" fo:margin-bottom="0in"/>
      <style:text-properties fo:color="#0000ff" style:font-name="Lucida Console" fo:font-size="10pt" style:font-size-asian="12pt" style:font-name-complex="Consolas1" style:font-size-complex="12pt"/>
    </style:style>
    <style:style style:name="P30" style:family="paragraph" style:parent-style-name="Preformatted_20_Text">
      <style:paragraph-properties fo:margin-top="0in" fo:margin-bottom="0in"/>
      <style:text-properties fo:color="#c5060b" style:font-name="Lucida Console" fo:font-size="10pt"/>
    </style:style>
    <style:style style:name="P31" style:family="paragraph" style:parent-style-name="Preformatted_20_Text">
      <style:paragraph-properties fo:margin-top="0in" fo:margin-bottom="0in"/>
      <style:text-properties fo:color="#c5060b" style:font-name="Times New Roman" fo:font-size="12pt" style:font-size-asian="12pt" style:font-size-complex="12pt"/>
    </style:style>
    <style:style style:name="P32" style:family="paragraph" style:parent-style-name="Preformatted_20_Text">
      <style:paragraph-properties fo:margin-top="0in" fo:margin-bottom="0in" fo:padding="0in" fo:border="none"/>
      <style:text-properties fo:color="#000000" style:font-name="Times New Roman" fo:font-size="12pt" style:font-size-asian="12pt" style:font-size-complex="12pt"/>
    </style:style>
    <style:style style:name="P33" style:family="paragraph" style:parent-style-name="Preformatted_20_Text">
      <style:paragraph-properties fo:margin-top="0in" fo:margin-bottom="0in" fo:padding="0in" fo:border="none"/>
      <style:text-properties fo:color="#000000" style:font-name="Times New Roman" fo:font-size="12pt" style:font-size-asian="12pt" style:font-name-complex="Consolas1" style:font-size-complex="12pt"/>
    </style:style>
    <style:style style:name="P34" style:family="paragraph" style:parent-style-name="Preformatted_20_Text">
      <style:paragraph-properties fo:margin-top="0in" fo:margin-bottom="0in" fo:padding="0in" fo:border="none"/>
      <style:text-properties fo:color="#0000ff" style:font-name="Lucida Console" fo:font-size="10pt"/>
    </style:style>
    <style:style style:name="T1" style:family="text">
      <style:text-properties fo:color="#ff0000" style:font-name="Times New Roman" fo:font-size="16pt" style:font-size-asian="16pt" style:font-size-complex="16pt"/>
    </style:style>
    <style:style style:name="T2" style:family="text">
      <style:text-properties fo:color="#ff0000" style:font-name="Times New Roman" fo:font-size="12pt" style:font-size-asian="12pt" style:font-size-complex="12pt"/>
    </style:style>
    <style:style style:name="T3" style:family="text">
      <style:text-properties fo:color="#00b0f0" style:font-name="Lucida Console1" fo:font-size="14pt" style:font-size-asian="14pt" style:font-size-complex="14pt"/>
    </style:style>
    <style:style style:name="T4" style:family="text">
      <style:text-properties fo:color="#00b0f0" style:font-name="Lucida Console1" fo:font-size="12pt" style:font-size-asian="12pt" style:font-size-complex="12pt"/>
    </style:style>
    <style:style style:name="T5" style:family="text">
      <style:text-properties fo:color="#000000"/>
    </style:style>
    <style:style style:name="T6" style:family="text">
      <style:text-properties fo:color="#000000" style:font-name="Courier New" fo:font-size="10pt" style:font-name-asian="Times New Roman1" style:font-size-asian="10pt" style:font-name-complex="Courier New2"/>
    </style:style>
    <style:style style:name="T7" style:family="text">
      <style:text-properties fo:color="#000000" style:font-name="Courier New" fo:font-size="10pt" style:font-name-asian="Times New Roman1" style:font-size-asian="10pt" style:font-name-complex="Courier New2" style:font-size-complex="10pt"/>
    </style:style>
    <style:style style:name="T8" style:family="text">
      <style:text-properties fo:color="#000000" style:font-name="Lucida Console1" fo:font-size="16pt" style:font-size-asian="16pt" style:font-size-complex="16pt"/>
    </style:style>
    <style:style style:name="T9" style:family="text">
      <style:text-properties fo:color="#000000" style:font-name="Times New Roman" fo:font-size="18pt" style:font-size-asian="18pt" style:font-size-complex="18pt"/>
    </style:style>
    <style:style style:name="T10" style:family="text">
      <style:text-properties fo:color="#000000" style:font-name="Times New Roman" fo:font-size="12pt"/>
    </style:style>
    <style:style style:name="T11" style:family="text">
      <style:text-properties fo:color="#000000" style:font-name="Times New Roman" fo:font-size="12pt" style:font-size-asian="12pt" style:font-size-complex="12pt"/>
    </style:style>
    <style:style style:name="T12" style:family="text">
      <style:text-properties fo:color="#000000" style:font-name="Times New Roman" fo:font-size="16pt" style:font-size-asian="16pt" style:font-size-complex="16pt"/>
    </style:style>
    <style:style style:name="T13" style:family="text">
      <style:text-properties fo:color="#000000" style:font-name="Lucida Console" fo:font-size="16pt" style:font-size-asian="16pt" style:font-size-complex="16pt"/>
    </style:style>
    <style:style style:name="T14" style:family="text">
      <style:text-properties fo:color="#000000" fo:font-size="16pt" style:font-size-asian="16pt" style:font-size-complex="16pt"/>
    </style:style>
    <style:style style:name="T15" style:family="text">
      <style:text-properties fo:color="#0000ff"/>
    </style:style>
    <style:style style:name="T16" style:family="text">
      <style:text-properties fo:color="#0000ff" style:font-name="Lucida Console1" fo:font-size="12pt" style:font-size-asian="12pt" style:font-name-complex="Courier" style:font-size-complex="12pt"/>
    </style:style>
    <style:style style:name="T17" style:family="text">
      <style:text-properties fo:color="#0000ff" style:font-name="Courier New" fo:font-size="10pt" style:font-name-asian="Times New Roman1" style:font-size-asian="10pt" style:font-name-complex="Courier New2"/>
    </style:style>
    <style:style style:name="T18" style:family="text">
      <style:text-properties style:font-name="Lucida Console" fo:font-size="10pt"/>
    </style:style>
    <style:style style:name="T19" style:family="text">
      <style:text-properties style:font-name="Lucida Console" fo:font-size="9pt" style:font-size-asian="9pt" style:font-size-complex="9pt"/>
    </style:style>
    <style:style style:name="T20" style:family="text">
      <style:text-properties fo:color="#c5060b"/>
    </style:style>
    <style:style style:name="T21" style:family="text">
      <style:text-properties fo:color="#c5060b" style:font-name="Lucida Console" fo:font-size="10pt"/>
    </style:style>
    <style:style style:name="T22" style:family="text">
      <style:text-properties style:font-size-complex="10pt"/>
    </style:style>
    <style:style style:name="T23" style:family="text">
      <style:text-properties style:font-name="Courier New" fo:font-size="10pt" style:font-name-asian="Times New Roman1" style:font-size-asian="10pt" style:font-name-complex="Courier New2"/>
    </style:style>
    <style:style style:name="T24" style:family="text">
      <style:text-properties style:font-name-asian="Times New Roman1" style:font-name-complex="Courier New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gem3dmtclgb"><text:span text:style-name="T9">Creating dataframes from xml files in R</text:span></text:span></text:p>
      <text:p text:style-name="P20"><text:span text:style-name="gem3dmtclgb"><text:span text:style-name="T1">Breakfast Menu Example</text:span></text:span></text:p>
      <text:p text:style-name="P21"><text:span text:style-name="gem3dmtclgb"><text:span text:style-name="T4"/></text:span></text:p>
      <text:p text:style-name="P21"><text:span text:style-name="gem3dmtclgb"><text:span text:style-name="T4"><text:tab/></text:span></text:span><text:span text:style-name="gem3dmtclgb"><text:span text:style-name="T11">When I took the Getting and Cleaning data course in Coursera, I had a great time exploring the topic of downloading .xml files and the xml package by Duncan Temple Lang. However, because the course a lot of interesting materials, I had to wait after the course to explore the topic thoroughly. This tutorial hopes to share what I have learned through my own exploration and share it with other students of the course who might be inclined to learn more about this topic.</text:span></text:span></text:p>
      <text:p text:style-name="P21"><text:span text:style-name="gem3dmtclgb"><text:span text:style-name="T11"><text:tab/>For our example we will be using the sample file from the w3schools website: You can use your browser to view the file in its entirety. </text:span></text:span><text:span text:style-name="gem3dmtclfb"><text:span text:style-name="T16">http://www.w3schools.com/xml/simple.xml</text:span></text:span></text:p>
      <text:p text:style-name="P4">or see it below.</text:p>
      <text:p text:style-name="P3"/>
      <text:p text:style-name="P3">&lt;breakfast_menu&gt;</text:p>
      <text:p text:style-name="P3"><text:tab/>&lt;food&gt;</text:p>
      <text:p text:style-name="P2"><text:span text:style-name="T6"><text:tab/><text:tab/>&lt;name&gt;</text:span><text:span text:style-name="T7">Belgian Waffles</text:span><text:span text:style-name="T6">&lt;/name&gt;</text:span></text:p>
      <text:p text:style-name="P2"><text:span text:style-name="T6"><text:tab/><text:tab/>&lt;price&gt;</text:span><text:span text:style-name="T7">$5.95</text:span><text:span text:style-name="T6">&lt;/price&gt;</text:span></text:p>
      <text:p text:style-name="P3"><text:tab/><text:tab/>&lt;description&gt;<text:span text:style-name="T22">Two of our famous Belgian Waffles with plenty of real <text:tab/><text:tab/><text:tab/><text:tab/>maple syrup</text:span>&lt;/description&gt;</text:p>
      <text:p text:style-name="P2"><text:span text:style-name="T6"><text:tab/><text:tab/>&lt;calories&gt;</text:span><text:span text:style-name="T7">650</text:span><text:span text:style-name="T6">&lt;/calories&gt;</text:span></text:p>
      <text:p text:style-name="P3"><text:tab/>&lt;/food&gt;</text:p>
      <text:p text:style-name="P3"><text:tab/>&lt;food&gt;</text:p>
      <text:p text:style-name="P2"><text:span text:style-name="T6"><text:tab/><text:tab/>&lt;name&gt;</text:span><text:span text:style-name="T7">Strawberry Belgian Waffles</text:span><text:span text:style-name="T6">&lt;/name&gt;</text:span></text:p>
      <text:p text:style-name="P2"><text:span text:style-name="T6"><text:tab/><text:tab/>&lt;price&gt;</text:span><text:span text:style-name="T7">$7.95</text:span><text:span text:style-name="T6">&lt;/price&gt;</text:span></text:p>
      <text:p text:style-name="P3"><text:tab/><text:tab/>&lt;description&gt;<text:span text:style-name="T22">Light Belgian waffles covered with strawberries and <text:tab/><text:tab/><text:tab/><text:tab/>whipped cream</text:span>&lt;/description&gt;</text:p>
      <text:p text:style-name="P2"><text:span text:style-name="T6"><text:tab/><text:tab/>&lt;calories&gt;</text:span><text:span text:style-name="T7">900</text:span><text:span text:style-name="T6">&lt;/calories&gt;</text:span></text:p>
      <text:p text:style-name="P3"><text:tab/>&lt;/food&gt;</text:p>
      <text:p text:style-name="P3"><text:tab/>&lt;food&gt;</text:p>
      <text:p text:style-name="P2"><text:span text:style-name="T6"><text:tab/><text:tab/>&lt;name&gt;</text:span><text:span text:style-name="T7">Berry-Berry Belgian Waffles</text:span><text:span text:style-name="T6">&lt;/name&gt;</text:span></text:p>
      <text:p text:style-name="P2"><text:span text:style-name="T6"><text:tab/><text:tab/>&lt;price&gt;</text:span><text:span text:style-name="T7">$8.95</text:span><text:span text:style-name="T6">&lt;/price&gt;</text:span></text:p>
      <text:p text:style-name="P3"><text:tab/><text:tab/>&lt;description&gt;<text:span text:style-name="T22">Light Belgian waffles covered with an assortment of fresh <text:tab/><text:tab/><text:tab/>berries and whipped cream</text:span>&lt;/description&gt;</text:p>
      <text:p text:style-name="P2"><text:span text:style-name="T6"><text:tab/><text:tab/>&lt;calories&gt;</text:span><text:span text:style-name="T7">900</text:span><text:span text:style-name="T6">&lt;/calories&gt;</text:span></text:p>
      <text:p text:style-name="P3"><text:tab/>&lt;/food&gt;</text:p>
      <text:p text:style-name="P3"><text:tab/>&lt;food&gt;</text:p>
      <text:p text:style-name="P2"><text:span text:style-name="T6"><text:tab/><text:tab/>&lt;name&gt;</text:span><text:span text:style-name="T7">French Toast</text:span><text:span text:style-name="T6">&lt;/name&gt;</text:span></text:p>
      <text:p text:style-name="P2"><text:span text:style-name="T6"><text:tab/><text:tab/>&lt;price&gt;</text:span><text:span text:style-name="T7">$4.50</text:span><text:span text:style-name="T6">&lt;/price&gt;</text:span></text:p>
      <text:p text:style-name="P3"><text:tab/><text:tab/>&lt;description&gt;<text:span text:style-name="T22">Thick slices made from our homemade sourdough bread</text:span></text:p>
      <text:p text:style-name="P3"><text:tab/><text:tab/>&lt;/description&gt;</text:p>
      <text:p text:style-name="P2"><text:span text:style-name="T6"><text:tab/><text:tab/>&lt;calories&gt;</text:span><text:span text:style-name="T7">600</text:span><text:span text:style-name="T6">&lt;/calories&gt;</text:span></text:p>
      <text:p text:style-name="P3"><text:tab/>&lt;/food&gt;</text:p>
      <text:p text:style-name="P3"><text:tab/>&lt;food&gt;</text:p>
      <text:p text:style-name="P2"><text:span text:style-name="T6"><text:tab/><text:tab/>&lt;name&gt;</text:span><text:span text:style-name="T7">Homestyle Breakfast</text:span><text:span text:style-name="T6">&lt;/name&gt;</text:span></text:p>
      <text:p text:style-name="P2"><text:span text:style-name="T6"><text:tab/><text:tab/>&lt;price&gt;</text:span><text:span text:style-name="T7">$6.95</text:span><text:span text:style-name="T6">&lt;/price&gt;</text:span></text:p>
      <text:p text:style-name="P3"><text:tab/><text:tab/>&lt;description&gt;<text:span text:style-name="T22">Two eggs, bacon or sausage, toast, and our ever-popular <text:tab/><text:tab/><text:tab/><text:tab/>hash browns</text:span>&lt;/description&gt;</text:p>
      <text:p text:style-name="P2"><text:span text:style-name="T6"><text:tab/><text:tab/>&lt;calories&gt;</text:span><text:span text:style-name="T7">950</text:span><text:span text:style-name="T6">&lt;/calories&gt;</text:span></text:p>
      <text:p text:style-name="P3"><text:tab/>&lt;/food&gt;</text:p>
      <text:p text:style-name="P3">&lt;/breakfast_menu&gt;</text:p>
      <text:p text:style-name="P25"><text:tab/></text:p>
      <text:p text:style-name="P25"><text:tab/>It will help you understand .xml files better if you read about the parts of an xml file and its hierarchial structure. <text:s/>There are many available resources in the web about this topic. </text:p>
      <text:p text:style-name="P24"><text:span text:style-name="gem3dmtclgb"><text:span text:style-name="T2"/></text:span></text:p>
      <text:p text:style-name="P24"><text:soft-page-break/><text:span text:style-name="gem3dmtclgb"><text:span text:style-name="T2"><text:tab/></text:span></text:span><text:span text:style-name="gem3dmtclgb"><text:span text:style-name="T11">I have downloaded the file earlier in a directory called data. Let's now read the file in R</text:span></text:span><text:span text:style-name="gem3dmtclgb"><text:span text:style-name="T8">.</text:span></text:span></text:p>
      <text:p text:style-name="P26">We set the R to the directory that contains the file and load the xml package which were going to use.</text:p>
      <text:p text:style-name="P1"/>
      <text:p text:style-name="P16"><text:bookmark text:name="rstudio_console_output"/>&gt; setwd("C:/Users/user/JHSPH/GCD/COURSE/Lab/data")</text:p>
      <text:p text:style-name="P9">&gt; library(XML)</text:p>
      <text:p text:style-name="P9"/>
      <text:p text:style-name="P10"/>
      <text:p text:style-name="P10">We use the function xmlTreeParse to read in the file with the argument useInternal = TRUE. <text:s/>This allows us to use later on the functions getNodeSet and xpathSApply which works only on objects class “XMLInternalDocument”</text:p>
      <text:p text:style-name="P9"/>
      <text:p text:style-name="P9"/>
      <text:p text:style-name="P9">&gt; doc &lt;- xmlTreeParse("simple.xml",useInternal=TRUE)</text:p>
      <text:p text:style-name="P9"><text:bookmark text:name="rstudio_console_output17"/>&gt; class(doc)</text:p>
      <text:p text:style-name="P6">[1] "XMLInternalDocument" "XMLAbstractDocument"</text:p>
      <text:p text:style-name="P9"/>
      <text:p text:style-name="P10"/>
      <text:p text:style-name="P10">We now use the function xmlRoot to obtain access to the top node. <text:s/>The top node is the node that contains all the other nodes in the file if you look at the file in page 1 it shows on top the opening tag <text:span text:style-name="T17">&lt;breakfast_menu&gt;</text:span><text:span text:style-name="T23"> </text:span><text:span text:style-name="T24">and at the bottom the closing tag</text:span><text:span text:style-name="T23"> </text:span><text:span text:style-name="T17">&lt;/breakfast_menu&gt;</text:span><text:span text:style-name="T23">.</text:span></text:p>
      <text:p text:style-name="P9"/>
      <text:p text:style-name="P9"/>
      <text:p text:style-name="P9"><text:bookmark text:name="rstudio_console_output18"/>&gt; topNode &lt;- xmlRoot(doc)</text:p>
      <text:p text:style-name="P9">&gt; class(rootNode)</text:p>
      <text:p text:style-name="P6">[1] "XMLInternalElementNode" "XMLInternalNode" <text:s text:c="7"/>"XMLAbstractNode" <text:s text:c="6"/></text:p>
      <text:p text:style-name="P9"><text:bookmark text:name="rstudio_console_output3"/>&gt; xmlName(topNode)</text:p>
      <text:p text:style-name="P6">[1] "breakfast_menu"</text:p>
      <text:p text:style-name="P9"/>
      <text:p text:style-name="P9"/>
      <text:p text:style-name="P10">We now use the function getnodset to obtain all the nodes with the tag food, including all the nodes between them.</text:p>
      <text:p text:style-name="P10"/>
      <text:p text:style-name="P10"/>
      <text:p text:style-name="P9">&gt; <text:bookmark text:name="rstudio_console_output2"/>els &lt;- getNodeSet(topNode, "//food")</text:p>
      <text:p text:style-name="P9"><text:bookmark text:name="rstudio_console_output41"/>&gt; class(els)</text:p>
      <text:p text:style-name="P12">[1] "XMLNodeSet"</text:p>
      <text:p text:style-name="P10"/>
      <text:p text:style-name="P10">Looking at the R object els we can see the structure of the information we want to access. All the nodes that are tagged as food are arranged next to each other with no other nodes separating them.</text:p>
      <text:p text:style-name="P10"><text:s text:c="2"/></text:p>
      <text:p text:style-name="P28"><text:bookmark text:name="rstudio_console_output4"/>&gt; els</text:p>
      <text:p text:style-name="P6">[[1]]</text:p>
      <text:p text:style-name="P6">&lt;food&gt;</text:p>
      <text:p text:style-name="P5"><text:s text:c="2"/><text:span text:style-name="T18">&lt;name&gt;Belgian Waffles&lt;/name&gt;</text:span></text:p>
      <text:p text:style-name="P5"><text:s text:c="2"/><text:span text:style-name="T18">&lt;price&gt;$5.95&lt;/price&gt;</text:span></text:p>
      <text:p text:style-name="P5"><text:s text:c="2"/><text:span text:style-name="T18">&lt;description&gt;Two of our famous Belgian Waffles with plenty of real maple syrup&lt;/description&gt;</text:span></text:p>
      <text:p text:style-name="P5"><text:s text:c="2"/><text:span text:style-name="T18">&lt;calories&gt;650&lt;/calories&gt;</text:span></text:p>
      <text:p text:style-name="P6">&lt;/food&gt; </text:p>
      <text:p text:style-name="P13">...</text:p>
      <text:p text:style-name="P19"><text:bookmark text:name="rstudio_console_output8"/>[[5]]</text:p>
      <text:p text:style-name="P6">&lt;food&gt;</text:p>
      <text:p text:style-name="P5"><text:s text:c="2"/><text:span text:style-name="T18">&lt;name&gt;Homestyle Breakfast&lt;/name&gt;</text:span></text:p>
      <text:p text:style-name="P5"><text:s text:c="2"/><text:span text:style-name="T18">&lt;price&gt;$6.95&lt;/price&gt;</text:span></text:p>
      <text:p text:style-name="P5"><text:s text:c="2"/><text:span text:style-name="T18">&lt;description&gt;Two eggs, bacon or sausage, toast, and our ever-popular hash browns&lt;/description&gt;</text:span></text:p>
      <text:p text:style-name="P5"><text:s text:c="2"/><text:span text:style-name="T18">&lt;calories&gt;950&lt;/calories&gt;</text:span></text:p>
      <text:p text:style-name="P6">&lt;/food&gt; </text:p>
      <text:p text:style-name="P6"/>
      <text:p text:style-name="P22"><text:soft-page-break/><text:span text:style-name="gem3dmtclgb"><text:span text:style-name="T12">Using the t() and data.frame() functions in R</text:span></text:span></text:p>
      <text:p text:style-name="P16"/>
      <text:p text:style-name="P16"><text:tab/><text:span text:style-name="T10">We can use the function xmlSApply and xmlValue to obtain all the values of the nodes in between the tags food.</text:span></text:p>
      <text:p text:style-name="P16"/>
      <text:p text:style-name="P16"/>
      <text:p text:style-name="P16"/>
      <text:p text:style-name="P16"><text:bookmark text:name="rstudio_console_output5"/>&gt; xmlSApply(els, function(x)xmlSApply(x, xmlValue))</text:p>
      <text:p text:style-name="P5"><text:s text:c="12"/><text:span text:style-name="T18">[,1] <text:s text:c="62"/></text:span></text:p>
      <text:p text:style-name="P6">name <text:s text:c="7"/>"Belgian Waffles" <text:s text:c="49"/></text:p>
      <text:p text:style-name="P6">price <text:s text:c="6"/>"$5.95" <text:s text:c="59"/></text:p>
      <text:p text:style-name="P6">description "Two of our famous Belgian Waffles with plenty of real maple syrup"</text:p>
      <text:p text:style-name="P6">calories <text:s text:c="3"/>"650" <text:s text:c="61"/></text:p>
      <text:p text:style-name="P5"><text:s text:c="12"/><text:span text:style-name="T18">[,2] <text:s text:c="62"/></text:span></text:p>
      <text:p text:style-name="P6">name <text:s text:c="7"/>"Strawberry Belgian Waffles" <text:s text:c="38"/></text:p>
      <text:p text:style-name="P6">price <text:s text:c="6"/>"$7.95" <text:s text:c="59"/></text:p>
      <text:p text:style-name="P6">description "Light Belgian waffles covered with strawberries and whipped cream"</text:p>
      <text:p text:style-name="P6">calories <text:s text:c="3"/>"900" <text:s text:c="61"/></text:p>
      <text:p text:style-name="P5"><text:s text:c="12"/><text:span text:style-name="T18">[,3] <text:s text:c="80"/></text:span></text:p>
      <text:p text:style-name="P6">name <text:s text:c="7"/>"Berry-Berry Belgian Waffles" <text:s text:c="55"/></text:p>
      <text:p text:style-name="P6">price <text:s text:c="6"/>"$8.95" <text:s text:c="77"/></text:p>
      <text:p text:style-name="P6">description "Light Belgian waffles covered with an assortment of fresh berries and whipped cream"</text:p>
      <text:p text:style-name="P6">calories <text:s text:c="3"/>"900" <text:s text:c="79"/></text:p>
      <text:p text:style-name="P5"><text:s text:c="12"/><text:span text:style-name="T18">[,4] <text:s text:c="48"/></text:span></text:p>
      <text:p text:style-name="P6">name <text:s text:c="7"/>"French Toast" <text:s text:c="38"/></text:p>
      <text:p text:style-name="P6">price <text:s text:c="6"/>"$4.50" <text:s text:c="45"/></text:p>
      <text:p text:style-name="P6">description "Thick slices made from our homemade sourdough bread"</text:p>
      <text:p text:style-name="P6">calories <text:s text:c="3"/>"600" <text:s text:c="47"/></text:p>
      <text:p text:style-name="P5"><text:s text:c="12"/><text:span text:style-name="T18">[,5] <text:s text:c="64"/></text:span></text:p>
      <text:p text:style-name="P6">name <text:s text:c="7"/>"Homestyle Breakfast" <text:s text:c="47"/></text:p>
      <text:p text:style-name="P6">price <text:s text:c="6"/>"$6.95" <text:s text:c="61"/></text:p>
      <text:p text:style-name="P6">description "Two eggs, bacon or sausage, toast, and our ever-popular hash browns"</text:p>
      <text:p text:style-name="P6">calories <text:s text:c="3"/>"950" <text:s text:c="63"/></text:p>
      <text:p text:style-name="P9"/>
      <text:p text:style-name="P16"/>
      <text:p text:style-name="P18">The result is an object with class matrix. </text:p>
      <text:p text:style-name="P16"/>
      <text:p text:style-name="P16"/>
      <text:p text:style-name="P16">&gt; class(xmlSApply(els, function(x)xmlSApply(x, xmlValue)))</text:p>
      <text:p text:style-name="P9">[1] "matrix"</text:p>
      <text:p text:style-name="P9"/>
      <text:p text:style-name="P9"/>
      <text:p text:style-name="P10">The object almost looks like a dataframe except that the columns appear to be in the rows and the rows are in the position where the columns should be. We use the t function to invert the position of the rows and column.</text:p>
      <text:p text:style-name="P9"/>
      <text:p text:style-name="P9"/>
      <text:p text:style-name="P9">&gt; t(xmlSApply(els, function(x)xmlSApply(x, xmlValue)))</text:p>
      <text:p text:style-name="P5"><text:s text:c="5"/><text:span text:style-name="T18">name <text:s text:c="25"/>price <text:s/></text:span></text:p>
      <text:p text:style-name="P6">[1,] "Belgian Waffles" <text:s text:c="12"/>"$5.95"</text:p>
      <text:p text:style-name="P6">[2,] "Strawberry Belgian Waffles" <text:s/>"$7.95"</text:p>
      <text:p text:style-name="P6">[3,] "Berry-Berry Belgian Waffles" "$8.95"</text:p>
      <text:p text:style-name="P6">[4,] "French Toast" <text:s text:c="15"/>"$4.50"</text:p>
      <text:p text:style-name="P6">[5,] "Homestyle Breakfast" <text:s text:c="8"/>"$6.95"</text:p>
      <text:p text:style-name="P5"><text:s text:c="5"/><text:span text:style-name="T18">description <text:s text:c="73"/></text:span></text:p>
      <text:p text:style-name="P6">[1,] "Two of our famous Belgian Waffles with plenty of real maple syrup" <text:s text:c="17"/></text:p>
      <text:p text:style-name="P6">[2,] "Light Belgian waffles covered with strawberries and whipped cream" <text:s text:c="17"/></text:p>
      <text:p text:style-name="P6">[3,] "Light Belgian waffles covered with an assortment of fresh berries and whipped cream"</text:p>
      <text:p text:style-name="P6">[4,] "Thick slices made from our homemade sourdough bread" <text:s text:c="31"/></text:p>
      <text:p text:style-name="P6">[5,] "Two eggs, bacon or sausage, toast, and our ever-popular hash browns" <text:s text:c="15"/></text:p>
      <text:p text:style-name="P5"><text:s text:c="5"/><text:span text:style-name="T18">calories</text:span></text:p>
      <text:p text:style-name="P6"><text:soft-page-break/>[1,] "650" <text:s text:c="2"/></text:p>
      <text:p text:style-name="P6">[2,] "900" <text:s text:c="2"/></text:p>
      <text:p text:style-name="P6">[3,] "900" <text:s text:c="2"/></text:p>
      <text:p text:style-name="P6">[4,] "600" <text:s text:c="2"/></text:p>
      <text:p text:style-name="P6">[5,] "950" <text:s text:c="2"/></text:p>
      <text:p text:style-name="P10"/>
      <text:p text:style-name="P10"/>
      <text:p text:style-name="P10">And we finally use the function data.frame to create our dataframe.</text:p>
      <text:p text:style-name="P10"/>
      <text:p text:style-name="P10"/>
      <text:p text:style-name="P9">&gt; data.frame(t(xmlSApply(els, function(x)xmlSApply(x, xmlValue))))</text:p>
      <text:p text:style-name="P5"><text:s text:c="25"/><text:span text:style-name="T18">name price</text:span></text:p>
      <text:p text:style-name="P6">1 <text:s text:c="12"/>Belgian Waffles $5.95</text:p>
      <text:p text:style-name="P6">2 <text:s/>Strawberry Belgian Waffles $7.95</text:p>
      <text:p text:style-name="P6">3 Berry-Berry Belgian Waffles $8.95</text:p>
      <text:p text:style-name="P6">4 <text:s text:c="15"/>French Toast $4.50</text:p>
      <text:p text:style-name="P6">5 <text:s text:c="8"/>Homestyle Breakfast $6.95</text:p>
      <text:p text:style-name="P5"><text:s text:c="74"/><text:span text:style-name="T19">description</text:span></text:p>
      <text:p text:style-name="P7">1 <text:s text:c="18"/>Two of our famous Belgian Waffles with plenty of real maple syrup</text:p>
      <text:p text:style-name="P7">2 <text:s text:c="18"/>Light Belgian waffles covered with strawberries and whipped cream</text:p>
      <text:p text:style-name="P7">3 Light Belgian waffles covered with an assortment of fresh berries and whipped cream</text:p>
      <text:p text:style-name="P7">4 <text:s text:c="32"/>Thick slices made from our homemade sourdough bread</text:p>
      <text:p text:style-name="P7">5 <text:s text:c="16"/>Two eggs, bacon or sausage, toast, and our ever-popular hash browns</text:p>
      <text:p text:style-name="P5"><text:s text:c="2"/><text:span text:style-name="T18">calories</text:span></text:p>
      <text:p text:style-name="P6">1 <text:s text:c="5"/>650</text:p>
      <text:p text:style-name="P6">2 <text:s text:c="5"/>900</text:p>
      <text:p text:style-name="P6">3 <text:s text:c="5"/>900</text:p>
      <text:p text:style-name="P6">4 <text:s text:c="5"/>600</text:p>
      <text:p text:style-name="P6">5 <text:s text:c="5"/>950</text:p>
      <text:p text:style-name="P1"/>
      <text:p text:style-name="P22"><text:span text:style-name="gem3dmtclgb"><text:span text:style-name="T12">Creating individual vectors</text:span></text:span></text:p>
      <text:p text:style-name="P1"/>
      <text:p text:style-name="P11"><text:tab/>Another approach is to create a vector of all the variables that will be included in the dataframe and then bind them together later on. This is very useful when the data you need from the .xml file is not arranged as neatly as in our example or when the data is located in different parts of the .xml file. </text:p>
      <text:p text:style-name="P11"/>
      <text:p text:style-name="P11">We use the getNodeSet function again but this time targetting the individual nodes for the variables in our data frame</text:p>
      <text:p text:style-name="P1"/>
      <text:p text:style-name="P1"/>
      <text:p text:style-name="P16"><text:bookmark text:name="rstudio_console_output7"/>&gt; els_name &lt;- getNodeSet(topNode, "//name")</text:p>
      <text:p text:style-name="P9">&gt; els_price &lt;- getNodeSet(topNode, "//price")</text:p>
      <text:p text:style-name="P9">&gt; els_desc &lt;- getNodeSet(topNode, "//description")</text:p>
      <text:p text:style-name="P9">&gt; els_calorie &lt;- getNodeSet(topNode, "//calories")</text:p>
      <text:p text:style-name="P6"/>
      <text:p text:style-name="P6"/>
      <text:p text:style-name="P10">Now that we have all the nodes we need, we will extract the values from the nodes using xmlSApply</text:p>
      <text:p text:style-name="P5"/>
      <text:p text:style-name="P9"/>
      <text:p text:style-name="P9">&gt; food_names &lt;- xmlSApply(els_name, xmlValue)</text:p>
      <text:p text:style-name="P9">&gt; price &lt;- xmlSApply(els_price, xmlValue)</text:p>
      <text:p text:style-name="P9">&gt; description &lt;- xmlSApply(els_desc, xmlValue)</text:p>
      <text:p text:style-name="P9">&gt; calories &lt;- xmlSApply(els_calorie, xmlValue)</text:p>
      <text:p text:style-name="P9"/>
      <text:p text:style-name="P9"/>
      <text:p text:style-name="P10">We now put everything together to create our dataframe.</text:p>
      <text:p text:style-name="P9"/>
      <text:p text:style-name="P9"/>
      <text:p text:style-name="P9"><text:soft-page-break/></text:p>
      <text:p text:style-name="P9">&gt; data.frame(name = food_names, price = price, description = description, calories = calories)</text:p>
      <text:p text:style-name="P5"><text:s text:c="25"/><text:span text:style-name="T18">name price</text:span></text:p>
      <text:p text:style-name="P6">1 <text:s text:c="12"/>Belgian Waffles $5.95</text:p>
      <text:p text:style-name="P6">2 <text:s/>Strawberry Belgian Waffles $7.95</text:p>
      <text:p text:style-name="P6">3 Berry-Berry Belgian Waffles $8.95</text:p>
      <text:p text:style-name="P6">4 <text:s text:c="15"/>French Toast $4.50</text:p>
      <text:p text:style-name="P6">5 <text:s text:c="8"/>Homestyle Breakfast $6.95</text:p>
      <text:p text:style-name="P5"><text:s text:c="74"/><text:span text:style-name="T19">description</text:span></text:p>
      <text:p text:style-name="P7">1 <text:s text:c="18"/>Two of our famous Belgian Waffles with plenty of real maple syrup</text:p>
      <text:p text:style-name="P7">2 <text:s text:c="18"/>Light Belgian waffles covered with strawberries and whipped cream</text:p>
      <text:p text:style-name="P7">3 Light Belgian waffles covered with an assortment of fresh berries and whipped cream</text:p>
      <text:p text:style-name="P7">4 <text:s text:c="32"/>Thick slices made from our homemade sourdough bread</text:p>
      <text:p text:style-name="P7">5 <text:s text:c="16"/>Two eggs, bacon or sausage, toast, and our ever-popular hash browns</text:p>
      <text:p text:style-name="P5"><text:s text:c="2"/><text:span text:style-name="T18">calories</text:span></text:p>
      <text:p text:style-name="P6">1 <text:s text:c="5"/>650</text:p>
      <text:p text:style-name="P6">2 <text:s text:c="5"/>900</text:p>
      <text:p text:style-name="P6">3 <text:s text:c="5"/>900</text:p>
      <text:p text:style-name="P6">4 <text:s text:c="5"/>600</text:p>
      <text:p text:style-name="P6">5 <text:s text:c="5"/>950</text:p>
      <text:p text:style-name="P1"/>
      <text:p text:style-name="P22"><text:span text:style-name="gem3dmtclgb"><text:span text:style-name="T12">Using the rbind function in R</text:span></text:span></text:p>
      <text:p text:style-name="P1"/>
      <text:p text:style-name="P11"><text:tab/>Another approach that works when the data is arranged similarly like in our example is to use the function rbind in R. <text:s/></text:p>
      <text:p text:style-name="P11"/>
      <text:p text:style-name="P11">We use the getNodeSet function in the same way we did in the first example, but this time we add another argument fun = xmlToList. If you want to learn more about the function getNodeSet or xmlToList, just type ?getNodeSet or ?xmlToList at the console to view the help files in Rstudio.</text:p>
      <text:p text:style-name="P23"/>
      <text:p text:style-name="P9"/>
      <text:p text:style-name="P9">&gt; els &lt;- getNodeSet(topNode, "//food", fun = xmlToList)</text:p>
      <text:p text:style-name="P9"/>
      <text:p text:style-name="P9"><text:bookmark text:name="rstudio_console_output10"/>&gt; els</text:p>
      <text:p text:style-name="P6">[[1]]</text:p>
      <text:p text:style-name="P6">[[1]]$name</text:p>
      <text:p text:style-name="P6">[1] "Belgian Waffles"</text:p>
      <text:p text:style-name="P5"/>
      <text:p text:style-name="P6">[[1]]$price</text:p>
      <text:p text:style-name="P6">[1] "$5.95"</text:p>
      <text:p text:style-name="P5"/>
      <text:p text:style-name="P6">[[1]]$description</text:p>
      <text:p text:style-name="P6">[1] "Two of our famous Belgian Waffles with plenty of real maple syrup"</text:p>
      <text:p text:style-name="P5"/>
      <text:p text:style-name="P6">[[1]]$calories</text:p>
      <text:p text:style-name="P6">[1] "650"</text:p>
      <text:p text:style-name="P5"/>
      <text:p text:style-name="P5"/>
      <text:p text:style-name="P6">[[2]]</text:p>
      <text:p text:style-name="P6">[[2]]$name</text:p>
      <text:p text:style-name="P6">[1] "Strawberry Belgian Waffles"</text:p>
      <text:p text:style-name="P5"/>
      <text:p text:style-name="P6">[[2]]$price</text:p>
      <text:p text:style-name="P6">[1] "$7.95"</text:p>
      <text:p text:style-name="P5"/>
      <text:p text:style-name="P6">[[2]]$description</text:p>
      <text:p text:style-name="P6">[1] "Light Belgian waffles covered with strawberries and whipped cream"</text:p>
      <text:p text:style-name="P5"/>
      <text:p text:style-name="P6">[[2]]$calories</text:p>
      <text:p text:style-name="P6"><text:soft-page-break/>[1] "900"</text:p>
      <text:p text:style-name="P5"/>
      <text:p text:style-name="P5"/>
      <text:p text:style-name="P6">[[3]]</text:p>
      <text:p text:style-name="P6">[[3]]$name</text:p>
      <text:p text:style-name="P6">[1] "Berry-Berry Belgian Waffles"</text:p>
      <text:p text:style-name="P5"/>
      <text:p text:style-name="P6">[[3]]$price</text:p>
      <text:p text:style-name="P6">[1] "$8.95"</text:p>
      <text:p text:style-name="P5"/>
      <text:p text:style-name="P6">[[3]]$description</text:p>
      <text:p text:style-name="P6">[1] "Light Belgian waffles covered with an assortment of fresh berries and whipped cream"</text:p>
      <text:p text:style-name="P5"/>
      <text:p text:style-name="P6">[[3]]$calories</text:p>
      <text:p text:style-name="P6">[1] "900"</text:p>
      <text:p text:style-name="P5"/>
      <text:p text:style-name="P5"/>
      <text:p text:style-name="P6">[[4]]</text:p>
      <text:p text:style-name="P6">[[4]]$name</text:p>
      <text:p text:style-name="P6">[1] "French Toast"</text:p>
      <text:p text:style-name="P5"/>
      <text:p text:style-name="P6">[[4]]$price</text:p>
      <text:p text:style-name="P6">[1] "$4.50"</text:p>
      <text:p text:style-name="P5"/>
      <text:p text:style-name="P6">[[4]]$description</text:p>
      <text:p text:style-name="P6">[1] "Thick slices made from our homemade sourdough bread"</text:p>
      <text:p text:style-name="P5"/>
      <text:p text:style-name="P6">[[4]]$calories</text:p>
      <text:p text:style-name="P6">[1] "600"</text:p>
      <text:p text:style-name="P5"/>
      <text:p text:style-name="P5"/>
      <text:p text:style-name="P6">[[5]]</text:p>
      <text:p text:style-name="P6">[[5]]$name</text:p>
      <text:p text:style-name="P6">[1] "Homestyle Breakfast"</text:p>
      <text:p text:style-name="P5"/>
      <text:p text:style-name="P6">[[5]]$price</text:p>
      <text:p text:style-name="P6">[1] "$6.95"</text:p>
      <text:p text:style-name="P5"/>
      <text:p text:style-name="P6">[[5]]$description</text:p>
      <text:p text:style-name="P6">[1] "Two eggs, bacon or sausage, toast, and our ever-popular hash browns"</text:p>
      <text:p text:style-name="P5"/>
      <text:p text:style-name="P6">[[5]]$calories</text:p>
      <text:p text:style-name="P6">[1] "950"</text:p>
      <text:p text:style-name="P9"/>
      <text:p text:style-name="P9"><text:bookmark text:name="rstudio_console_output11"/>&gt; class(els)</text:p>
      <text:p text:style-name="P6">[1] "list"</text:p>
      <text:p text:style-name="P9"/>
      <text:p text:style-name="P9"/>
      <text:p text:style-name="P11">This time the R object els is of class list whereas before it was of class XMLNodeSet. </text:p>
      <text:p text:style-name="P9"/>
      <text:p text:style-name="P9">&gt; data.frame(do.call(rbind, els))</text:p>
      <text:p text:style-name="P5"><text:s text:c="25"/><text:span text:style-name="T18">name price</text:span></text:p>
      <text:p text:style-name="P6">1 <text:s text:c="12"/>Belgian Waffles $5.95</text:p>
      <text:p text:style-name="P6">2 <text:s/>Strawberry Belgian Waffles $7.95</text:p>
      <text:p text:style-name="P6">3 Berry-Berry Belgian Waffles $8.95</text:p>
      <text:p text:style-name="P6">4 <text:s text:c="15"/>French Toast $4.50</text:p>
      <text:p text:style-name="P6">5 <text:s text:c="8"/>Homestyle Breakfast $6.95</text:p>
      <text:p text:style-name="P5"><text:s text:c="74"/><text:span text:style-name="T19">description</text:span></text:p>
      <text:p text:style-name="P7">1 <text:s text:c="18"/>Two of our famous Belgian Waffles with plenty of real maple syrup</text:p>
      <text:p text:style-name="P7">2 <text:s text:c="18"/>Light Belgian waffles covered with strawberries and whipped cream</text:p>
      <text:p text:style-name="P7">3 Light Belgian waffles covered with an assortment of fresh berries and whipped cream</text:p>
      <text:p text:style-name="P7">4 <text:s text:c="32"/>Thick slices made from our homemade sourdough bread</text:p>
      <text:p text:style-name="P7">5 <text:s text:c="16"/>Two eggs, bacon or sausage, toast, and our ever-popular hash browns</text:p>
      <text:p text:style-name="P5"><text:soft-page-break/><text:s text:c="2"/><text:span text:style-name="T18">calories</text:span></text:p>
      <text:p text:style-name="P6">1 <text:s text:c="5"/>650</text:p>
      <text:p text:style-name="P6">2 <text:s text:c="5"/>900</text:p>
      <text:p text:style-name="P6">3 <text:s text:c="5"/>900</text:p>
      <text:p text:style-name="P6">4 <text:s text:c="5"/>600</text:p>
      <text:p text:style-name="P6">5 <text:s text:c="5"/>950</text:p>
      <text:p text:style-name="P1"/>
      <text:p text:style-name="P11">Again, this is very useful when the data you need is arranged in the same way as our example.</text:p>
      <text:p text:style-name="P11"><text:s/></text:p>
      <text:p text:style-name="P16"/>
      <text:p text:style-name="P22"><text:span text:style-name="gem3dmtclgb"><text:span text:style-name="T12">Using the argument fun = xmlToDataFrame</text:span></text:span></text:p>
      <text:p text:style-name="P1"/>
      <text:p text:style-name="P14"><text:span text:style-name="T5"><text:tab/>Another argument that we can pass on to the function </text:span><text:span text:style-name="gem3dmtclgb"><text:span text:style-name="T5"><text:s/>getNodeSet is fun = xmlToDATAframe. </text:span></text:span></text:p>
      <text:p text:style-name="P22"><text:span text:style-name="gem3dmtclgb"><text:span text:style-name="T3"/></text:span></text:p>
      <text:p text:style-name="P16"><text:bookmark text:name="rstudio_console_output9"/>&gt; els &lt;- getNodeSet(topNode, "//food", fun = xmlToDataFrame)</text:p>
      <text:p text:style-name="P9">&gt; els</text:p>
      <text:p text:style-name="P6">[[1]]</text:p>
      <text:p text:style-name="P5"><text:s text:c="63"/><text:span text:style-name="T18">text</text:span></text:p>
      <text:p text:style-name="P6">1 <text:s text:c="50"/>Belgian Waffles</text:p>
      <text:p text:style-name="P6">2 <text:s text:c="60"/>$5.95</text:p>
      <text:p text:style-name="P6">3 Two of our famous Belgian Waffles with plenty of real maple syrup</text:p>
      <text:p text:style-name="P6">4 <text:s text:c="62"/>650</text:p>
      <text:p text:style-name="P5"/>
      <text:p text:style-name="P6">[[2]]</text:p>
      <text:p text:style-name="P5"><text:s text:c="63"/><text:span text:style-name="T18">text</text:span></text:p>
      <text:p text:style-name="P6">1 <text:s text:c="39"/>Strawberry Belgian Waffles</text:p>
      <text:p text:style-name="P6">2 <text:s text:c="60"/>$7.95</text:p>
      <text:p text:style-name="P6">3 Light Belgian waffles covered with strawberries and whipped cream</text:p>
      <text:p text:style-name="P6">4 <text:s text:c="62"/>900</text:p>
      <text:p text:style-name="P5"/>
      <text:p text:style-name="P6">[[3]]</text:p>
      <text:p text:style-name="P5"><text:s text:c="81"/><text:span text:style-name="T19">text</text:span></text:p>
      <text:p text:style-name="P7">1 <text:s text:c="56"/>Berry-Berry Belgian Waffles</text:p>
      <text:p text:style-name="P7">2 <text:s text:c="78"/>$8.95</text:p>
      <text:p text:style-name="P7">3 Light Belgian waffles covered with an assortment of fresh berries and whipped cream</text:p>
      <text:p text:style-name="P7">4 <text:s text:c="80"/>900</text:p>
      <text:p text:style-name="P5"/>
      <text:p text:style-name="P6">[[4]]</text:p>
      <text:p text:style-name="P5"><text:s text:c="49"/><text:span text:style-name="T18">text</text:span></text:p>
      <text:p text:style-name="P6">1 <text:s text:c="39"/>French Toast</text:p>
      <text:p text:style-name="P6">2 <text:s text:c="46"/>$4.50</text:p>
      <text:p text:style-name="P6">3 Thick slices made from our homemade sourdough bread</text:p>
      <text:p text:style-name="P6">4 <text:s text:c="48"/>600</text:p>
      <text:p text:style-name="P5"/>
      <text:p text:style-name="P6">[[5]]</text:p>
      <text:p text:style-name="P5"><text:s text:c="65"/><text:span text:style-name="T18">text</text:span></text:p>
      <text:p text:style-name="P6">1 <text:s text:c="48"/>Homestyle Breakfast</text:p>
      <text:p text:style-name="P6">2 <text:s text:c="62"/>$6.95</text:p>
      <text:p text:style-name="P6">3 Two eggs, bacon or sausage, toast, and our ever-popular hash browns</text:p>
      <text:p text:style-name="P6">4 <text:s text:c="64"/>950</text:p>
      <text:p text:style-name="P5"/>
      <text:p text:style-name="P9"><text:bookmark text:name="rstudio_console_output12"/>&gt; class(els)</text:p>
      <text:p text:style-name="P6">[1] "list"</text:p>
      <text:p text:style-name="P9">&gt; class(els[[1]])</text:p>
      <text:p text:style-name="P6">[1] "data.frame"</text:p>
      <text:p text:style-name="P6"/>
      <text:p text:style-name="P1"/>
      <text:p text:style-name="P11">This time the R object els is a list of dataframes. </text:p>
      <text:p text:style-name="P1"/>
      <text:p text:style-name="P9"/>
      <text:p text:style-name="P9"><text:soft-page-break/>&gt; data.frame(t(do.call(cbind, els)),row.names = NULL)</text:p>
      <text:p text:style-name="P5"><text:s text:c="27"/><text:span text:style-name="T18">X1 <text:s text:c="3"/>X2</text:span></text:p>
      <text:p text:style-name="P6">1 <text:s text:c="12"/>Belgian Waffles $5.95</text:p>
      <text:p text:style-name="P6">2 <text:s/>Strawberry Belgian Waffles $7.95</text:p>
      <text:p text:style-name="P6">3 Berry-Berry Belgian Waffles $8.95</text:p>
      <text:p text:style-name="P6">4 <text:s text:c="15"/>French Toast $4.50</text:p>
      <text:p text:style-name="P6">5 <text:s text:c="8"/>Homestyle Breakfast $6.95</text:p>
      <text:p text:style-name="P5"><text:s text:c="83"/><text:span text:style-name="T19">X3</text:span></text:p>
      <text:p text:style-name="P7">1 <text:s text:c="18"/>Two of our famous Belgian Waffles with plenty of real maple syrup</text:p>
      <text:p text:style-name="P7">2 <text:s text:c="18"/>Light Belgian waffles covered with strawberries and whipped cream</text:p>
      <text:p text:style-name="P7">3 Light Belgian waffles covered with an assortment of fresh berries and whipped cream</text:p>
      <text:p text:style-name="P7">4 <text:s text:c="32"/>Thick slices made from our homemade sourdough bread</text:p>
      <text:p text:style-name="P7">5 <text:s text:c="16"/>Two eggs, bacon or sausage, toast, and our ever-popular hash browns</text:p>
      <text:p text:style-name="P5"><text:s text:c="3"/><text:span text:style-name="T18">X4</text:span></text:p>
      <text:p text:style-name="P6">1 650</text:p>
      <text:p text:style-name="P6">2 900</text:p>
      <text:p text:style-name="P6">3 900</text:p>
      <text:p text:style-name="P6">4 600</text:p>
      <text:p text:style-name="P6">5 950</text:p>
      <text:p text:style-name="P1"/>
      <text:p text:style-name="P1"/>
      <text:p text:style-name="P11">We use the function t, do.call, cbind, and data.frame to create the dataframe of the variables we want. </text:p>
      <text:p text:style-name="P1"/>
      <text:p text:style-name="P1"/>
      <text:p text:style-name="P16"><text:bookmark text:name="rstudio_console_output14"/>&gt; food_df &lt;-data.frame(t(do.call(cbind, els)),row.names = NULL)</text:p>
      <text:p text:style-name="P9">&gt; names(food_df) &lt;- c("name", "price", "description", "calories") </text:p>
      <text:p text:style-name="P6"/>
      <text:p text:style-name="P6"/>
      <text:p text:style-name="P11">We have to replace the names of our dataframe as an additional step.</text:p>
      <text:p text:style-name="P11"/>
      <text:p text:style-name="P11"/>
      <text:p text:style-name="P22"><text:span text:style-name="gem3dmtclgb"><text:span text:style-name="T12">Using the function xmlToDataFrame</text:span></text:span></text:p>
      <text:p text:style-name="P1"/>
      <text:p text:style-name="P14"><text:span text:style-name="T5"><text:tab/></text:span><text:span text:style-name="gem3dmtclgb"><text:span text:style-name="T5">Perhaps the easiest method to use when the data is organized neatly like in our example is to use the function xmlToDataFrame function.</text:span></text:span></text:p>
      <text:p text:style-name="P11"/>
      <text:p text:style-name="P16"><text:bookmark text:name="rstudio_console_output1"/>&gt; xmlToDataFrame(els)</text:p>
      <text:p text:style-name="P5"><text:s text:c="25"/><text:span text:style-name="T18">name price</text:span></text:p>
      <text:p text:style-name="P6">1 <text:s text:c="12"/>Belgian Waffles $5.95</text:p>
      <text:p text:style-name="P6">2 <text:s/>Strawberry Belgian Waffles $7.95</text:p>
      <text:p text:style-name="P6">3 Berry-Berry Belgian Waffles $8.95</text:p>
      <text:p text:style-name="P6">4 <text:s text:c="15"/>French Toast $4.50</text:p>
      <text:p text:style-name="P6">5 <text:s text:c="8"/>Homestyle Breakfast $6.95</text:p>
      <text:p text:style-name="P5"><text:s text:c="74"/><text:span text:style-name="T19">description</text:span></text:p>
      <text:p text:style-name="P7">1 <text:s text:c="18"/>Two of our famous Belgian Waffles with plenty of real maple syrup</text:p>
      <text:p text:style-name="P7">2 <text:s text:c="18"/>Light Belgian waffles covered with strawberries and whipped cream</text:p>
      <text:p text:style-name="P7">3 Light Belgian waffles covered with an assortment of fresh berries and whipped cream</text:p>
      <text:p text:style-name="P7">4 <text:s text:c="32"/>Thick slices made from our homemade sourdough bread</text:p>
      <text:p text:style-name="P7">5 <text:s text:c="16"/>Two eggs, bacon or sausage, toast, and our ever-popular hash browns</text:p>
      <text:p text:style-name="P5"><text:s text:c="2"/><text:span text:style-name="T18">calories</text:span></text:p>
      <text:p text:style-name="P6">1 <text:s text:c="5"/>650</text:p>
      <text:p text:style-name="P6">2 <text:s text:c="5"/>900</text:p>
      <text:p text:style-name="P6">3 <text:s text:c="5"/>900</text:p>
      <text:p text:style-name="P6">4 <text:s text:c="5"/>600</text:p>
      <text:p text:style-name="P6">5 <text:s text:c="5"/>950</text:p>
      <text:p text:style-name="P1"/>
      <text:p text:style-name="P1"/>
      <text:p text:style-name="P1"/>
      <text:p text:style-name="P22"><text:soft-page-break/><text:span text:style-name="gem3dmtclgb"><text:span text:style-name="T12">Using the function xmlToList</text:span></text:span></text:p>
      <text:p text:style-name="P1"/>
      <text:p text:style-name="P14"><text:span text:style-name="T5"><text:tab/></text:span><text:span text:style-name="gem3dmtclgb"><text:span text:style-name="T5">Please take note that the function xmlToList gives a different result when <text:s/>used on the R object doc with the argument <text:s/>useInternal is set to TRUE <text:s/>and when it is set to FALSE.</text:span></text:span></text:p>
      <text:p text:style-name="P1"/>
      <text:p text:style-name="P16"><text:bookmark text:name="rstudio_console_output13"/>&gt; docF &lt;- xmlTreeParse("simple.xml",useInternal=FALSE)</text:p>
      <text:p text:style-name="P16"><text:bookmark text:name="rstudio_console_output15"/>&gt; class(xmlToList(docF))</text:p>
      <text:p text:style-name="P6">[1] "matrix"</text:p>
      <text:p text:style-name="P1"/>
      <text:p text:style-name="P1"/>
      <text:p text:style-name="P16"><text:bookmark text:name="rstudio_console_output19"/>&gt; docT &lt;- xmlTreeParse("simple.xml",useInternal=TRUE)</text:p>
      <text:p text:style-name="P9">&gt; class(xmlToList(docT))</text:p>
      <text:p text:style-name="P6">[1] "list"</text:p>
      <text:p text:style-name="P1"/>
      <text:p text:style-name="P15"><text:span text:style-name="gem3dmtclgb"><text:span text:style-name="T13">useInternal=FALSE</text:span></text:span><text:span text:style-name="gem3dmtclgb"><text:span text:style-name="T14"> </text:span></text:span></text:p>
      <text:p text:style-name="P1"/>
      <text:p text:style-name="P1"/>
      <text:p text:style-name="P17"><text:bookmark text:name="rstudio_console_output6"/><text:span text:style-name="T15">&gt; </text:span><text:span text:style-name="T15">data.frame(t(xmlToList(docF)))</text:span></text:p>
      <text:p text:style-name="P5"><text:s text:c="25"/><text:span text:style-name="T18">name price</text:span></text:p>
      <text:p text:style-name="P6">1 <text:s text:c="12"/>Belgian Waffles $5.95</text:p>
      <text:p text:style-name="P6">2 <text:s/>Strawberry Belgian Waffles $7.95</text:p>
      <text:p text:style-name="P6">3 Berry-Berry Belgian Waffles $8.95</text:p>
      <text:p text:style-name="P6">4 <text:s text:c="15"/>French Toast $4.50</text:p>
      <text:p text:style-name="P6">5 <text:s text:c="8"/>Homestyle Breakfast $6.95</text:p>
      <text:p text:style-name="P5"><text:s text:c="74"/><text:span text:style-name="T18">description</text:span></text:p>
      <text:p text:style-name="P7">1 <text:s text:c="18"/>Two of our famous Belgian Waffles with plenty of real maple syrup</text:p>
      <text:p text:style-name="P7">2 <text:s text:c="18"/>Light Belgian waffles covered with strawberries and whipped cream</text:p>
      <text:p text:style-name="P7">3 Light Belgian waffles covered with an assortment of fresh berries and whipped cream</text:p>
      <text:p text:style-name="P7">4 <text:s text:c="32"/>Thick slices made from our homemade sourdough bread</text:p>
      <text:p text:style-name="P7">5 <text:s text:c="16"/>Two eggs, bacon or sausage, toast, and our ever-popular hash browns</text:p>
      <text:p text:style-name="P5"><text:s text:c="2"/><text:span text:style-name="T18">calories</text:span></text:p>
      <text:p text:style-name="P6">1 <text:s text:c="5"/>650</text:p>
      <text:p text:style-name="P6">2 <text:s text:c="5"/>900</text:p>
      <text:p text:style-name="P6">3 <text:s text:c="5"/>900</text:p>
      <text:p text:style-name="P6">4 <text:s text:c="5"/>600</text:p>
      <text:p text:style-name="P6">5 <text:s text:c="5"/>950</text:p>
      <text:p text:style-name="P8">Warning message:</text:p>
      <text:p text:style-name="P8">In data.row.names(row.names, rowsi, i) :</text:p>
      <text:p text:style-name="P5"><text:span text:style-name="T20"><text:s text:c="2"/></text:span><text:span text:style-name="T21">some row.names duplicated: 2,3,4,5 --&gt; row.names NOT used</text:span></text:p>
      <text:p text:style-name="P30"/>
      <text:p text:style-name="P31"/>
      <text:p text:style-name="P14"><text:span text:style-name="gem3dmtclgb"><text:span text:style-name="T5">You get a warning saying that the row.names were not used.</text:span></text:span></text:p>
      <text:p text:style-name="P15"><text:span text:style-name="gem3dmtclgb"><text:span text:style-name="T13"/></text:span></text:p>
      <text:p text:style-name="P15"><text:span text:style-name="gem3dmtclgb"><text:span text:style-name="T13"/></text:span></text:p>
      <text:p text:style-name="P15"><text:span text:style-name="gem3dmtclgb"><text:span text:style-name="T13">useInternal=TRUE </text:span></text:span></text:p>
      <text:p text:style-name="P14"><text:span text:style-name="gem3dmtclgb"><text:span text:style-name="T5"/></text:span></text:p>
      <text:p text:style-name="P14"><text:span text:style-name="gem3dmtclgb"><text:span text:style-name="T5"/></text:span></text:p>
      <text:p text:style-name="P14"><text:span text:style-name="gem3dmtclgb"><text:span text:style-name="T5">a different approach is used when the argument <text:s/>useInternal is set to TRUE</text:span></text:span></text:p>
      <text:p text:style-name="P1"/>
      <text:p text:style-name="P16"><text:bookmark text:name="rstudio_console_output16"/>&gt; class(rbind(xmlToList(docT)[[1]], xmlToList(docT)[[2]], xmlToList(docT)[[3]], xmlToList(docT)[[4]], xmlToList(docT)[[5]]))</text:p>
      <text:p text:style-name="P6">[1] "matrix"</text:p>
      <text:p text:style-name="P9"/>
      <text:p text:style-name="P9"/>
      <text:p text:style-name="P9"/>
      <text:p text:style-name="P9"/>
      <text:p text:style-name="P9"/>
      <text:p text:style-name="P9"><text:soft-page-break/></text:p>
      <text:p text:style-name="P9"/>
      <text:p text:style-name="P9"/>
      <text:p text:style-name="P9"/>
      <text:p text:style-name="P9">&gt; data.frame(rbind(xmlToList(docT)[[1]], xmlToList(docT)[[2]], xmlToList(docT)[[3]], xmlToList(docT)[[4]], xmlToList(docT)[[5]]))</text:p>
      <text:p text:style-name="P5"><text:s text:c="25"/><text:span text:style-name="T18">name price</text:span></text:p>
      <text:p text:style-name="P6">1 <text:s text:c="12"/>Belgian Waffles $5.95</text:p>
      <text:p text:style-name="P6">2 <text:s/>Strawberry Belgian Waffles $7.95</text:p>
      <text:p text:style-name="P6">3 Berry-Berry Belgian Waffles $8.95</text:p>
      <text:p text:style-name="P6">4 <text:s text:c="15"/>French Toast $4.50</text:p>
      <text:p text:style-name="P6">5 <text:s text:c="8"/>Homestyle Breakfast $6.95</text:p>
      <text:p text:style-name="P5"><text:s text:c="74"/><text:span text:style-name="T18">description</text:span></text:p>
      <text:p text:style-name="P7">1 <text:s text:c="18"/>Two of our famous Belgian Waffles with plenty of real maple syrup</text:p>
      <text:p text:style-name="P7">2 <text:s text:c="18"/>Light Belgian waffles covered with strawberries and whipped cream</text:p>
      <text:p text:style-name="P7">3 Light Belgian waffles covered with an assortment of fresh berries and whipped cream</text:p>
      <text:p text:style-name="P7">4 <text:s text:c="32"/>Thick slices made from our homemade sourdough bread</text:p>
      <text:p text:style-name="P7">5 <text:s text:c="16"/>Two eggs, bacon or sausage, toast, and our ever-popular hash browns</text:p>
      <text:p text:style-name="P5"><text:s text:c="2"/><text:span text:style-name="T18">calories</text:span></text:p>
      <text:p text:style-name="P6">1 <text:s text:c="5"/>650</text:p>
      <text:p text:style-name="P6">2 <text:s text:c="5"/>900</text:p>
      <text:p text:style-name="P6">3 <text:s text:c="5"/>900</text:p>
      <text:p text:style-name="P6">4 <text:s text:c="5"/>600</text:p>
      <text:p text:style-name="P6">5 <text:s text:c="5"/>950</text:p>
      <text:p text:style-name="P1"/>
      <text:p text:style-name="P1"/>
      <text:p text:style-name="P1"/>
      <text:p text:style-name="P1">Hope you found this somewhat helpful.</text:p>
      <text:p text:style-name="P1"/>
      <text:p text:style-name="P1">EJLOfilad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style:font-face style:name="Mangal1" svg:font-family="Mangal"/>
    <style:font-face style:name="Courier New1" svg:font-family="'Courier New'" style:font-family-generic="modern" style:font-pitch="fixed"/>
    <style:font-face style:name="Consolas" svg:font-family="Consolas" style:font-family-generic="roman" style:font-pitch="variable"/>
    <style:font-face style:name="Courier New" svg:font-family="'Courier New'" style:font-family-generic="roman" style:font-pitch="variable"/>
    <style:font-face style:name="Lucida Console1" svg:font-family="'Lucida Conso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1" svg:font-family="Consolas" style:font-family-generic="system" style:font-pitch="variable"/>
    <style:font-face style:name="Courier" svg:font-family="Courier"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gem3dmtclgb" style:family="text" style:parent-style-name="Default_20_Paragraph_20_Font"/>
    <style:style style:name="gghfmyibcpb"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em3dmtclfb" style:family="text" style:parent-style-name="Default_20_Paragraph_20_Font"/>
    <style:style style:name="gghfmyibcob"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dmund Julian Ofilada</meta:initial-creator>
    <meta:creation-date>2017-09-07T14:03:40.38</meta:creation-date>
    <dc:date>2017-09-11T16:05:56.16</dc:date>
    <dc:creator>Edmund Julian Ofilada</dc:creator>
    <meta:editing-duration>PT6H32M52S</meta:editing-duration>
    <meta:editing-cycles>15</meta:editing-cycles>
    <meta:generator>OpenOffice/4.1.3$Win32 OpenOffice.org_project/413m1$Build-9783</meta:generator>
    <meta:document-statistic meta:table-count="0" meta:image-count="0" meta:object-count="0" meta:page-count="10" meta:paragraph-count="393" meta:word-count="2237" meta:character-count="19010"/>
  </office:meta>
</office:document-meta>
</file>